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1.4783in"/>
    </style:style>
    <style:style style:name="co3" style:family="table-column">
      <style:table-column-properties fo:break-before="auto" style:column-width="1.6807in"/>
    </style:style>
    <style:style style:name="co4" style:family="table-column">
      <style:table-column-properties fo:break-before="auto" style:column-width="1.4846in"/>
    </style:style>
    <style:style style:name="co5" style:family="table-column">
      <style:table-column-properties fo:break-before="auto" style:column-width="1.3417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3283in"/>
    </style:style>
    <style:style style:name="co8" style:family="table-column">
      <style:table-column-properties fo:break-before="auto" style:column-width="1.4134in"/>
    </style:style>
    <style:style style:name="co9" style:family="table-column">
      <style:table-column-properties fo:break-before="auto" style:column-width="1.42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../output.csv" table:filter-name="Text - txt - csv (StarCalc)" table:filter-options="9/59/44,34,76,1,,0,false,false,true,false,false,0,false" table:last-column-spanned="13" table:last-row-spanned="51" table:refresh-delay="PT00H00M05S"/>
            <text:p>Average Hourly Customers</text:p>
          </table:table-cell>
          <table:table-cell office:value-type="string" calcext:value-type="string">
            <text:p>Total Daily Customers</text:p>
          </table:table-cell>
          <table:table-cell office:value-type="string" calcext:value-type="string">
            <text:p>Daily Walkout Customers</text:p>
          </table:table-cell>
          <table:table-cell office:value-type="string" calcext:value-type="string">
            <text:p>Market Milk Price</text:p>
          </table:table-cell>
          <table:table-cell office:value-type="string" calcext:value-type="string">
            <text:p>Market Coffee Price</text:p>
          </table:table-cell>
          <table:table-cell office:value-type="string" calcext:value-type="string">
            <text:p>Market Sugar Price</text:p>
          </table:table-cell>
          <table:table-cell office:value-type="string" calcext:value-type="string">
            <text:p>Daily Milk Cost</text:p>
          </table:table-cell>
          <table:table-cell office:value-type="string" calcext:value-type="string">
            <text:p>Daily Coffee Cost</text:p>
          </table:table-cell>
          <table:table-cell office:value-type="string" calcext:value-type="string">
            <text:p>Daily Sugar Cost</text:p>
          </table:table-cell>
          <table:table-cell office:value-type="string" calcext:value-type="string">
            <text:p>Daily Employee Cost</text:p>
          </table:table-cell>
          <table:table-cell office:value-type="string" calcext:value-type="string">
            <text:p>Gross Daily Income</text:p>
          </table:table-cell>
          <table:table-cell office:value-type="string" calcext:value-type="string">
            <text:p>Net Daily Income</text:p>
          </table:table-cell>
          <table:table-cell office:value-type="string" calcext:value-type="string">
            <text:p>Gross Daily Expense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0.178400828950081" calcext:value-type="float">
            <text:p>0.178400828950081</text:p>
          </table:table-cell>
          <table:table-cell office:value-type="float" office:value="0.0423929337520634" calcext:value-type="float">
            <text:p>0.0423929337520634</text:p>
          </table:table-cell>
          <table:table-cell office:value-type="float" office:value="0.00198445886514181" calcext:value-type="float">
            <text:p>0.00198445886514181</text:p>
          </table:table-cell>
          <table:table-cell office:value-type="float" office:value="115.786168324569" calcext:value-type="float">
            <text:p>115.786168324569</text:p>
          </table:table-cell>
          <table:table-cell office:value-type="float" office:value="259.801854381513" calcext:value-type="float">
            <text:p>259.801854381513</text:p>
          </table:table-cell>
          <table:table-cell office:value-type="float" office:value="8.05654928904217" calcext:value-type="float">
            <text:p>8.05654928904217</text:p>
          </table:table-cell>
          <table:table-cell office:value-type="float" office:value="228" calcext:value-type="float">
            <text:p>228</text:p>
          </table:table-cell>
          <table:table-cell office:value-type="float" office:value="768" calcext:value-type="float">
            <text:p>768</text:p>
          </table:table-cell>
          <table:table-cell office:value-type="float" office:value="156.355428004876" calcext:value-type="float">
            <text:p>156.355428004876</text:p>
          </table:table-cell>
          <table:table-cell office:value-type="float" office:value="611.644571995124" calcext:value-type="float">
            <text:p>611.644571995124</text:p>
          </table:table-cell>
        </table:table-row>
        <table:table-row table:style-name="ro1">
          <table:table-cell office:value-type="float" office:value="55.76" calcext:value-type="float">
            <text:p>55.76</text:p>
          </table:table-cell>
          <table:table-cell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office:value-type="float" office:value="0.177370180894129" calcext:value-type="float">
            <text:p>0.177370180894129</text:p>
          </table:table-cell>
          <table:table-cell office:value-type="float" office:value="0.0361963163756546" calcext:value-type="float">
            <text:p>0.0361963163756546</text:p>
          </table:table-cell>
          <table:table-cell office:value-type="float" office:value="0.00236135597932165" calcext:value-type="float">
            <text:p>0.00236135597932165</text:p>
          </table:table-cell>
          <table:table-cell office:value-type="float" office:value="121.870987655401" calcext:value-type="float">
            <text:p>121.870987655401</text:p>
          </table:table-cell>
          <table:table-cell office:value-type="float" office:value="224.903628792938" calcext:value-type="float">
            <text:p>224.903628792938</text:p>
          </table:table-cell>
          <table:table-cell office:value-type="float" office:value="9.75200059659689" calcext:value-type="float">
            <text:p>9.75200059659689</text:p>
          </table:table-cell>
          <table:table-cell office:value-type="float" office:value="228" calcext:value-type="float">
            <text:p>228</text:p>
          </table:table-cell>
          <table:table-cell office:value-type="float" office:value="780.5" calcext:value-type="float">
            <text:p>780.5</text:p>
          </table:table-cell>
          <table:table-cell office:value-type="float" office:value="195.973382955063" calcext:value-type="float">
            <text:p>195.973382955063</text:p>
          </table:table-cell>
          <table:table-cell office:value-type="float" office:value="584.526617044937" calcext:value-type="float">
            <text:p>584.526617044937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0.18148998057086" calcext:value-type="float">
            <text:p>0.18148998057086</text:p>
          </table:table-cell>
          <table:table-cell office:value-type="float" office:value="0.0317818252747202" calcext:value-type="float">
            <text:p>0.0317818252747202</text:p>
          </table:table-cell>
          <table:table-cell office:value-type="float" office:value="0.00219196807875559" calcext:value-type="float">
            <text:p>0.00219196807875559</text:p>
          </table:table-cell>
          <table:table-cell office:value-type="float" office:value="125.436036783988" calcext:value-type="float">
            <text:p>125.436036783988</text:p>
          </table:table-cell>
          <table:table-cell office:value-type="float" office:value="205.92405439864" calcext:value-type="float">
            <text:p>205.92405439864</text:p>
          </table:table-cell>
          <table:table-cell office:value-type="float" office:value="9.37091868829157" calcext:value-type="float">
            <text:p>9.37091868829157</text:p>
          </table:table-cell>
          <table:table-cell office:value-type="float" office:value="228" calcext:value-type="float">
            <text:p>228</text:p>
          </table:table-cell>
          <table:table-cell office:value-type="float" office:value="812" calcext:value-type="float">
            <text:p>812</text:p>
          </table:table-cell>
          <table:table-cell office:value-type="float" office:value="243.268990129081" calcext:value-type="float">
            <text:p>243.268990129081</text:p>
          </table:table-cell>
          <table:table-cell office:value-type="float" office:value="568.731009870919" calcext:value-type="float">
            <text:p>568.731009870919</text:p>
          </table:table-cell>
        </table:table-row>
        <table:table-row table:style-name="ro1">
          <table:table-cell office:value-type="float" office:value="57.52" calcext:value-type="float">
            <text:p>57.52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0.1762456003939" calcext:value-type="float">
            <text:p>0.1762456003939</text:p>
          </table:table-cell>
          <table:table-cell office:value-type="float" office:value="0.0344840639554246" calcext:value-type="float">
            <text:p>0.0344840639554246</text:p>
          </table:table-cell>
          <table:table-cell office:value-type="float" office:value="0.00227039876299809" calcext:value-type="float">
            <text:p>0.00227039876299809</text:p>
          </table:table-cell>
          <table:table-cell office:value-type="float" office:value="122.288204777924" calcext:value-type="float">
            <text:p>122.288204777924</text:p>
          </table:table-cell>
          <table:table-cell office:value-type="float" office:value="220.621234082158" calcext:value-type="float">
            <text:p>220.621234082158</text:p>
          </table:table-cell>
          <table:table-cell office:value-type="float" office:value="9.8722057873064" calcext:value-type="float">
            <text:p>9.8722057873064</text:p>
          </table:table-cell>
          <table:table-cell office:value-type="float" office:value="228" calcext:value-type="float">
            <text:p>228</text:p>
          </table:table-cell>
          <table:table-cell office:value-type="float" office:value="801.5" calcext:value-type="float">
            <text:p>801.5</text:p>
          </table:table-cell>
          <table:table-cell office:value-type="float" office:value="220.718355352612" calcext:value-type="float">
            <text:p>220.718355352612</text:p>
          </table:table-cell>
          <table:table-cell office:value-type="float" office:value="580.781644647388" calcext:value-type="float">
            <text:p>580.781644647388</text:p>
          </table:table-cell>
        </table:table-row>
        <table:table-row table:style-name="ro1">
          <table:table-cell office:value-type="float" office:value="35.62" calcext:value-type="float">
            <text:p>35.62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0.173913220836945" calcext:value-type="float">
            <text:p>0.173913220836945</text:p>
          </table:table-cell>
          <table:table-cell office:value-type="float" office:value="0.0378970804358752" calcext:value-type="float">
            <text:p>0.0378970804358752</text:p>
          </table:table-cell>
          <table:table-cell office:value-type="float" office:value="0.0023545638520701" calcext:value-type="float">
            <text:p>0.0023545638520701</text:p>
          </table:table-cell>
          <table:table-cell office:value-type="float" office:value="122.698021720198" calcext:value-type="float">
            <text:p>122.698021720198</text:p>
          </table:table-cell>
          <table:table-cell office:value-type="float" office:value="245.520214975702" calcext:value-type="float">
            <text:p>245.520214975702</text:p>
          </table:table-cell>
          <table:table-cell office:value-type="float" office:value="10.2739844866427" calcext:value-type="float">
            <text:p>10.2739844866427</text:p>
          </table:table-cell>
          <table:table-cell office:value-type="float" office:value="228" calcext:value-type="float">
            <text:p>228</text:p>
          </table:table-cell>
          <table:table-cell office:value-type="float" office:value="815.5" calcext:value-type="float">
            <text:p>815.5</text:p>
          </table:table-cell>
          <table:table-cell office:value-type="float" office:value="209.007778817458" calcext:value-type="float">
            <text:p>209.007778817458</text:p>
          </table:table-cell>
          <table:table-cell office:value-type="float" office:value="606.492221182542" calcext:value-type="float">
            <text:p>606.492221182542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65" calcext:value-type="float">
            <text:p>265</text:p>
          </table:table-cell>
          <table:table-cell office:value-type="float" office:value="33" calcext:value-type="float">
            <text:p>33</text:p>
          </table:table-cell>
          <table:table-cell office:value-type="float" office:value="0.170589646426075" calcext:value-type="float">
            <text:p>0.170589646426075</text:p>
          </table:table-cell>
          <table:table-cell office:value-type="float" office:value="0.0390877134600311" calcext:value-type="float">
            <text:p>0.0390877134600311</text:p>
          </table:table-cell>
          <table:table-cell office:value-type="float" office:value="0.00228505512258653" calcext:value-type="float">
            <text:p>0.00228505512258653</text:p>
          </table:table-cell>
          <table:table-cell office:value-type="float" office:value="119.359898330616" calcext:value-type="float">
            <text:p>119.359898330616</text:p>
          </table:table-cell>
          <table:table-cell office:value-type="float" office:value="252.861301173789" calcext:value-type="float">
            <text:p>252.861301173789</text:p>
          </table:table-cell>
          <table:table-cell office:value-type="float" office:value="9.88762107772805" calcext:value-type="float">
            <text:p>9.88762107772805</text:p>
          </table:table-cell>
          <table:table-cell office:value-type="float" office:value="228" calcext:value-type="float">
            <text:p>228</text:p>
          </table:table-cell>
          <table:table-cell office:value-type="float" office:value="802" calcext:value-type="float">
            <text:p>802</text:p>
          </table:table-cell>
          <table:table-cell office:value-type="float" office:value="191.891179417867" calcext:value-type="float">
            <text:p>191.891179417867</text:p>
          </table:table-cell>
          <table:table-cell office:value-type="float" office:value="610.108820582133" calcext:value-type="float">
            <text:p>610.10882058213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office:value-type="float" office:value="0.174338675741105" calcext:value-type="float">
            <text:p>0.174338675741105</text:p>
          </table:table-cell>
          <table:table-cell office:value-type="float" office:value="0.0417505424205841" calcext:value-type="float">
            <text:p>0.0417505424205841</text:p>
          </table:table-cell>
          <table:table-cell office:value-type="float" office:value="0.0024775928149735" calcext:value-type="float">
            <text:p>0.0024775928149735</text:p>
          </table:table-cell>
          <table:table-cell office:value-type="float" office:value="124.305509223231" calcext:value-type="float">
            <text:p>124.305509223231</text:p>
          </table:table-cell>
          <table:table-cell office:value-type="float" office:value="276.815587441583" calcext:value-type="float">
            <text:p>276.815587441583</text:p>
          </table:table-cell>
          <table:table-cell office:value-type="float" office:value="11.0315056121774" calcext:value-type="float">
            <text:p>11.0315056121774</text:p>
          </table:table-cell>
          <table:table-cell office:value-type="float" office:value="228" calcext:value-type="float">
            <text:p>228</text:p>
          </table:table-cell>
          <table:table-cell office:value-type="float" office:value="828" calcext:value-type="float">
            <text:p>828</text:p>
          </table:table-cell>
          <table:table-cell office:value-type="float" office:value="187.847397723009" calcext:value-type="float">
            <text:p>187.847397723009</text:p>
          </table:table-cell>
          <table:table-cell office:value-type="float" office:value="640.152602276991" calcext:value-type="float">
            <text:p>640.152602276991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float" office:value="0.176886488244429" calcext:value-type="float">
            <text:p>0.176886488244429</text:p>
          </table:table-cell>
          <table:table-cell office:value-type="float" office:value="0.04185406033443" calcext:value-type="float">
            <text:p>0.04185406033443</text:p>
          </table:table-cell>
          <table:table-cell office:value-type="float" office:value="0.00264012481311089" calcext:value-type="float">
            <text:p>0.00264012481311089</text:p>
          </table:table-cell>
          <table:table-cell office:value-type="float" office:value="122.584852413951" calcext:value-type="float">
            <text:p>122.584852413951</text:p>
          </table:table-cell>
          <table:table-cell office:value-type="float" office:value="267.135080129567" calcext:value-type="float">
            <text:p>267.135080129567</text:p>
          </table:table-cell>
          <table:table-cell office:value-type="float" office:value="11.1111552575117" calcext:value-type="float">
            <text:p>11.1111552575117</text:p>
          </table:table-cell>
          <table:table-cell office:value-type="float" office:value="228" calcext:value-type="float">
            <text:p>228</text:p>
          </table:table-cell>
          <table:table-cell office:value-type="float" office:value="795" calcext:value-type="float">
            <text:p>795</text:p>
          </table:table-cell>
          <table:table-cell office:value-type="float" office:value="166.16891219897" calcext:value-type="float">
            <text:p>166.16891219897</text:p>
          </table:table-cell>
          <table:table-cell office:value-type="float" office:value="628.83108780103" calcext:value-type="float">
            <text:p>628.83108780103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.180555072666769" calcext:value-type="float">
            <text:p>0.180555072666769</text:p>
          </table:table-cell>
          <table:table-cell office:value-type="float" office:value="0.0445406944228649" calcext:value-type="float">
            <text:p>0.0445406944228649</text:p>
          </table:table-cell>
          <table:table-cell office:value-type="float" office:value="0.0024715010030959" calcext:value-type="float">
            <text:p>0.0024715010030959</text:p>
          </table:table-cell>
          <table:table-cell office:value-type="float" office:value="123.140285135244" calcext:value-type="float">
            <text:p>123.140285135244</text:p>
          </table:table-cell>
          <table:table-cell office:value-type="float" office:value="287.542864657388" calcext:value-type="float">
            <text:p>287.542864657388</text:p>
          </table:table-cell>
          <table:table-cell office:value-type="float" office:value="10.997578311172" calcext:value-type="float">
            <text:p>10.997578311172</text:p>
          </table:table-cell>
          <table:table-cell office:value-type="float" office:value="228" calcext:value-type="float">
            <text:p>228</text:p>
          </table:table-cell>
          <table:table-cell office:value-type="float" office:value="808" calcext:value-type="float">
            <text:p>808</text:p>
          </table:table-cell>
          <table:table-cell office:value-type="float" office:value="158.319271896196" calcext:value-type="float">
            <text:p>158.319271896196</text:p>
          </table:table-cell>
          <table:table-cell office:value-type="float" office:value="649.680728103804" calcext:value-type="float">
            <text:p>649.680728103804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0.181578200197952" calcext:value-type="float">
            <text:p>0.181578200197952</text:p>
          </table:table-cell>
          <table:table-cell office:value-type="float" office:value="0.0407042329987124" calcext:value-type="float">
            <text:p>0.0407042329987124</text:p>
          </table:table-cell>
          <table:table-cell office:value-type="float" office:value="0.00230851879545925" calcext:value-type="float">
            <text:p>0.00230851879545925</text:p>
          </table:table-cell>
          <table:table-cell office:value-type="float" office:value="122.932145170813" calcext:value-type="float">
            <text:p>122.932145170813</text:p>
          </table:table-cell>
          <table:table-cell office:value-type="float" office:value="258.190666452249" calcext:value-type="float">
            <text:p>258.190666452249</text:p>
          </table:table-cell>
          <table:table-cell office:value-type="float" office:value="9.68015804062715" calcext:value-type="float">
            <text:p>9.68015804062715</text:p>
          </table:table-cell>
          <table:table-cell office:value-type="float" office:value="228" calcext:value-type="float">
            <text:p>228</text:p>
          </table:table-cell>
          <table:table-cell office:value-type="float" office:value="799" calcext:value-type="float">
            <text:p>799</text:p>
          </table:table-cell>
          <table:table-cell office:value-type="float" office:value="180.197030336311" calcext:value-type="float">
            <text:p>180.197030336311</text:p>
          </table:table-cell>
          <table:table-cell office:value-type="float" office:value="618.802969663689" calcext:value-type="float">
            <text:p>618.802969663689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float" office:value="0.170028731378318" calcext:value-type="float">
            <text:p>0.170028731378318</text:p>
          </table:table-cell>
          <table:table-cell office:value-type="float" office:value="0.0397121709638328" calcext:value-type="float">
            <text:p>0.0397121709638328</text:p>
          </table:table-cell>
          <table:table-cell office:value-type="float" office:value="0.00199065829226497" calcext:value-type="float">
            <text:p>0.00199065829226497</text:p>
          </table:table-cell>
          <table:table-cell office:value-type="float" office:value="110.749075884946" calcext:value-type="float">
            <text:p>110.749075884946</text:p>
          </table:table-cell>
          <table:table-cell office:value-type="float" office:value="244.789452800511" calcext:value-type="float">
            <text:p>244.789452800511</text:p>
          </table:table-cell>
          <table:table-cell office:value-type="float" office:value="8.00000146111173" calcext:value-type="float">
            <text:p>8.00000146111173</text:p>
          </table:table-cell>
          <table:table-cell office:value-type="float" office:value="228" calcext:value-type="float">
            <text:p>228</text:p>
          </table:table-cell>
          <table:table-cell office:value-type="float" office:value="774.5" calcext:value-type="float">
            <text:p>774.5</text:p>
          </table:table-cell>
          <table:table-cell office:value-type="float" office:value="182.961469853431" calcext:value-type="float">
            <text:p>182.961469853431</text:p>
          </table:table-cell>
          <table:table-cell office:value-type="float" office:value="591.538530146569" calcext:value-type="float">
            <text:p>591.538530146569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.168952819205221" calcext:value-type="float">
            <text:p>0.168952819205221</text:p>
          </table:table-cell>
          <table:table-cell office:value-type="float" office:value="0.0358662605230225" calcext:value-type="float">
            <text:p>0.0358662605230225</text:p>
          </table:table-cell>
          <table:table-cell office:value-type="float" office:value="0.00194760911851387" calcext:value-type="float">
            <text:p>0.00194760911851387</text:p>
          </table:table-cell>
          <table:table-cell office:value-type="float" office:value="119.202201662265" calcext:value-type="float">
            <text:p>119.202201662265</text:p>
          </table:table-cell>
          <table:table-cell office:value-type="float" office:value="232.640510897324" calcext:value-type="float">
            <text:p>232.640510897324</text:p>
          </table:table-cell>
          <table:table-cell office:value-type="float" office:value="8.49361262665426" calcext:value-type="float">
            <text:p>8.49361262665426</text:p>
          </table:table-cell>
          <table:table-cell office:value-type="float" office:value="228" calcext:value-type="float">
            <text:p>228</text:p>
          </table:table-cell>
          <table:table-cell office:value-type="float" office:value="811" calcext:value-type="float">
            <text:p>811</text:p>
          </table:table-cell>
          <table:table-cell office:value-type="float" office:value="222.663674813756" calcext:value-type="float">
            <text:p>222.663674813756</text:p>
          </table:table-cell>
          <table:table-cell office:value-type="float" office:value="588.336325186244" calcext:value-type="float">
            <text:p>588.336325186244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0.172089926494823" calcext:value-type="float">
            <text:p>0.172089926494823</text:p>
          </table:table-cell>
          <table:table-cell office:value-type="float" office:value="0.0317351782457651" calcext:value-type="float">
            <text:p>0.0317351782457651</text:p>
          </table:table-cell>
          <table:table-cell office:value-type="float" office:value="0.0022092189415449" calcext:value-type="float">
            <text:p>0.0022092189415449</text:p>
          </table:table-cell>
          <table:table-cell office:value-type="float" office:value="113.005719089244" calcext:value-type="float">
            <text:p>113.005719089244</text:p>
          </table:table-cell>
          <table:table-cell office:value-type="float" office:value="197.685897939346" calcext:value-type="float">
            <text:p>197.685897939346</text:p>
          </table:table-cell>
          <table:table-cell office:value-type="float" office:value="9.16099328164131" calcext:value-type="float">
            <text:p>9.16099328164131</text:p>
          </table:table-cell>
          <table:table-cell office:value-type="float" office:value="228" calcext:value-type="float">
            <text:p>228</text:p>
          </table:table-cell>
          <table:table-cell office:value-type="float" office:value="776" calcext:value-type="float">
            <text:p>776</text:p>
          </table:table-cell>
          <table:table-cell office:value-type="float" office:value="228.147389689769" calcext:value-type="float">
            <text:p>228.147389689769</text:p>
          </table:table-cell>
          <table:table-cell office:value-type="float" office:value="547.852610310231" calcext:value-type="float">
            <text:p>547.85261031023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.177188990881619" calcext:value-type="float">
            <text:p>0.177188990881619</text:p>
          </table:table-cell>
          <table:table-cell office:value-type="float" office:value="0.0370770112429771" calcext:value-type="float">
            <text:p>0.0370770112429771</text:p>
          </table:table-cell>
          <table:table-cell office:value-type="float" office:value="0.00208450406992578" calcext:value-type="float">
            <text:p>0.00208450406992578</text:p>
          </table:table-cell>
          <table:table-cell office:value-type="float" office:value="121.459665605095" calcext:value-type="float">
            <text:p>121.459665605095</text:p>
          </table:table-cell>
          <table:table-cell office:value-type="float" office:value="238.357012565116" calcext:value-type="float">
            <text:p>238.357012565116</text:p>
          </table:table-cell>
          <table:table-cell office:value-type="float" office:value="8.78297158660592" calcext:value-type="float">
            <text:p>8.78297158660592</text:p>
          </table:table-cell>
          <table:table-cell office:value-type="float" office:value="228" calcext:value-type="float">
            <text:p>228</text:p>
          </table:table-cell>
          <table:table-cell office:value-type="float" office:value="805.5" calcext:value-type="float">
            <text:p>805.5</text:p>
          </table:table-cell>
          <table:table-cell office:value-type="float" office:value="208.900350243183" calcext:value-type="float">
            <text:p>208.900350243183</text:p>
          </table:table-cell>
          <table:table-cell office:value-type="float" office:value="596.599649756817" calcext:value-type="float">
            <text:p>596.599649756817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float" office:value="0.171761017727355" calcext:value-type="float">
            <text:p>0.171761017727355</text:p>
          </table:table-cell>
          <table:table-cell office:value-type="float" office:value="0.0325239807229813" calcext:value-type="float">
            <text:p>0.0325239807229813</text:p>
          </table:table-cell>
          <table:table-cell office:value-type="float" office:value="0.00211361274676485" calcext:value-type="float">
            <text:p>0.00211361274676485</text:p>
          </table:table-cell>
          <table:table-cell office:value-type="float" office:value="118.430536513667" calcext:value-type="float">
            <text:p>118.430536513667</text:p>
          </table:table-cell>
          <table:table-cell office:value-type="float" office:value="212.882308966424" calcext:value-type="float">
            <text:p>212.882308966424</text:p>
          </table:table-cell>
          <table:table-cell office:value-type="float" office:value="9.35474626265524" calcext:value-type="float">
            <text:p>9.35474626265524</text:p>
          </table:table-cell>
          <table:table-cell office:value-type="float" office:value="228" calcext:value-type="float">
            <text:p>228</text:p>
          </table:table-cell>
          <table:table-cell office:value-type="float" office:value="816" calcext:value-type="float">
            <text:p>816</text:p>
          </table:table-cell>
          <table:table-cell office:value-type="float" office:value="247.332408257254" calcext:value-type="float">
            <text:p>247.332408257254</text:p>
          </table:table-cell>
          <table:table-cell office:value-type="float" office:value="568.667591742746" calcext:value-type="float">
            <text:p>568.667591742746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5" calcext:value-type="float">
            <text:p>25</text:p>
          </table:table-cell>
          <table:table-cell office:value-type="float" office:value="0.164634180428687" calcext:value-type="float">
            <text:p>0.164634180428687</text:p>
          </table:table-cell>
          <table:table-cell office:value-type="float" office:value="0.0327077889972292" calcext:value-type="float">
            <text:p>0.0327077889972292</text:p>
          </table:table-cell>
          <table:table-cell office:value-type="float" office:value="0.00192522887455732" calcext:value-type="float">
            <text:p>0.00192522887455732</text:p>
          </table:table-cell>
          <table:table-cell office:value-type="float" office:value="116.895861518855" calcext:value-type="float">
            <text:p>116.895861518855</text:p>
          </table:table-cell>
          <table:table-cell office:value-type="float" office:value="216.144534028882" calcext:value-type="float">
            <text:p>216.144534028882</text:p>
          </table:table-cell>
          <table:table-cell office:value-type="float" office:value="8.27535926278645" calcext:value-type="float">
            <text:p>8.27535926278645</text:p>
          </table:table-cell>
          <table:table-cell office:value-type="float" office:value="228" calcext:value-type="float">
            <text:p>228</text:p>
          </table:table-cell>
          <table:table-cell office:value-type="float" office:value="819" calcext:value-type="float">
            <text:p>819</text:p>
          </table:table-cell>
          <table:table-cell office:value-type="float" office:value="249.684245189476" calcext:value-type="float">
            <text:p>249.684245189476</text:p>
          </table:table-cell>
          <table:table-cell office:value-type="float" office:value="569.315754810524" calcext:value-type="float">
            <text:p>569.315754810524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0.174204046642718" calcext:value-type="float">
            <text:p>0.174204046642718</text:p>
          </table:table-cell>
          <table:table-cell office:value-type="float" office:value="0.0322011361311468" calcext:value-type="float">
            <text:p>0.0322011361311468</text:p>
          </table:table-cell>
          <table:table-cell office:value-type="float" office:value="0.0020203790629569" calcext:value-type="float">
            <text:p>0.0020203790629569</text:p>
          </table:table-cell>
          <table:table-cell office:value-type="float" office:value="118.647778170058" calcext:value-type="float">
            <text:p>118.647778170058</text:p>
          </table:table-cell>
          <table:table-cell office:value-type="float" office:value="202.980584432746" calcext:value-type="float">
            <text:p>202.980584432746</text:p>
          </table:table-cell>
          <table:table-cell office:value-type="float" office:value="8.36239932713366" calcext:value-type="float">
            <text:p>8.36239932713366</text:p>
          </table:table-cell>
          <table:table-cell office:value-type="float" office:value="228" calcext:value-type="float">
            <text:p>228</text:p>
          </table:table-cell>
          <table:table-cell office:value-type="float" office:value="791.5" calcext:value-type="float">
            <text:p>791.5</text:p>
          </table:table-cell>
          <table:table-cell office:value-type="float" office:value="233.509238070062" calcext:value-type="float">
            <text:p>233.509238070062</text:p>
          </table:table-cell>
          <table:table-cell office:value-type="float" office:value="557.990761929938" calcext:value-type="float">
            <text:p>557.990761929938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0.171588895175683" calcext:value-type="float">
            <text:p>0.171588895175683</text:p>
          </table:table-cell>
          <table:table-cell office:value-type="float" office:value="0.0336808366268485" calcext:value-type="float">
            <text:p>0.0336808366268485</text:p>
          </table:table-cell>
          <table:table-cell office:value-type="float" office:value="0.00247102354482434" calcext:value-type="float">
            <text:p>0.00247102354482434</text:p>
          </table:table-cell>
          <table:table-cell office:value-type="float" office:value="117.640247938125" calcext:value-type="float">
            <text:p>117.640247938125</text:p>
          </table:table-cell>
          <table:table-cell office:value-type="float" office:value="215.667023882674" calcext:value-type="float">
            <text:p>215.667023882674</text:p>
          </table:table-cell>
          <table:table-cell office:value-type="float" office:value="10.6735387191643" calcext:value-type="float">
            <text:p>10.6735387191643</text:p>
          </table:table-cell>
          <table:table-cell office:value-type="float" office:value="228" calcext:value-type="float">
            <text:p>228</text:p>
          </table:table-cell>
          <table:table-cell office:value-type="float" office:value="806" calcext:value-type="float">
            <text:p>806</text:p>
          </table:table-cell>
          <table:table-cell office:value-type="float" office:value="234.019189460036" calcext:value-type="float">
            <text:p>234.019189460036</text:p>
          </table:table-cell>
          <table:table-cell office:value-type="float" office:value="571.980810539964" calcext:value-type="float">
            <text:p>571.980810539964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float" office:value="0.173275608817224" calcext:value-type="float">
            <text:p>0.173275608817224</text:p>
          </table:table-cell>
          <table:table-cell office:value-type="float" office:value="0.0325342692827442" calcext:value-type="float">
            <text:p>0.0325342692827442</text:p>
          </table:table-cell>
          <table:table-cell office:value-type="float" office:value="0.00209202181766205" calcext:value-type="float">
            <text:p>0.00209202181766205</text:p>
          </table:table-cell>
          <table:table-cell office:value-type="float" office:value="116.910476766954" calcext:value-type="float">
            <text:p>116.910476766954</text:p>
          </table:table-cell>
          <table:table-cell office:value-type="float" office:value="205.178058206786" calcext:value-type="float">
            <text:p>205.178058206786</text:p>
          </table:table-cell>
          <table:table-cell office:value-type="float" office:value="8.89977273630013" calcext:value-type="float">
            <text:p>8.89977273630013</text:p>
          </table:table-cell>
          <table:table-cell office:value-type="float" office:value="228" calcext:value-type="float">
            <text:p>228</text:p>
          </table:table-cell>
          <table:table-cell office:value-type="float" office:value="793" calcext:value-type="float">
            <text:p>793</text:p>
          </table:table-cell>
          <table:table-cell office:value-type="float" office:value="234.011692289961" calcext:value-type="float">
            <text:p>234.011692289961</text:p>
          </table:table-cell>
          <table:table-cell office:value-type="float" office:value="558.988307710039" calcext:value-type="float">
            <text:p>558.988307710039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33" calcext:value-type="float">
            <text:p>33</text:p>
          </table:table-cell>
          <table:table-cell office:value-type="float" office:value="0.167386301114132" calcext:value-type="float">
            <text:p>0.167386301114132</text:p>
          </table:table-cell>
          <table:table-cell office:value-type="float" office:value="0.0290743424385184" calcext:value-type="float">
            <text:p>0.0290743424385184</text:p>
          </table:table-cell>
          <table:table-cell office:value-type="float" office:value="0.00223919845528794" calcext:value-type="float">
            <text:p>0.00223919845528794</text:p>
          </table:table-cell>
          <table:table-cell office:value-type="float" office:value="111.263506797296" calcext:value-type="float">
            <text:p>111.263506797296</text:p>
          </table:table-cell>
          <table:table-cell office:value-type="float" office:value="184.517170897302" calcext:value-type="float">
            <text:p>184.517170897302</text:p>
          </table:table-cell>
          <table:table-cell office:value-type="float" office:value="9.34987957306962" calcext:value-type="float">
            <text:p>9.34987957306962</text:p>
          </table:table-cell>
          <table:table-cell office:value-type="float" office:value="228" calcext:value-type="float">
            <text:p>228</text:p>
          </table:table-cell>
          <table:table-cell office:value-type="float" office:value="792.5" calcext:value-type="float">
            <text:p>792.5</text:p>
          </table:table-cell>
          <table:table-cell office:value-type="float" office:value="259.369442732332" calcext:value-type="float">
            <text:p>259.369442732332</text:p>
          </table:table-cell>
          <table:table-cell office:value-type="float" office:value="533.130557267668" calcext:value-type="float">
            <text:p>533.130557267668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office:value-type="float" office:value="0.169197099146062" calcext:value-type="float">
            <text:p>0.169197099146062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4312953825923" calcext:value-type="float">
            <text:p>0.0024312953825923</text:p>
          </table:table-cell>
          <table:table-cell office:value-type="float" office:value="120.095970650161" calcext:value-type="float">
            <text:p>120.095970650161</text:p>
          </table:table-cell>
          <table:table-cell office:value-type="float" office:value="179.02032291326" calcext:value-type="float">
            <text:p>179.02032291326</text:p>
          </table:table-cell>
          <table:table-cell office:value-type="float" office:value="10.805461720123" calcext:value-type="float">
            <text:p>10.805461720123</text:p>
          </table:table-cell>
          <table:table-cell office:value-type="float" office:value="228" calcext:value-type="float">
            <text:p>228</text:p>
          </table:table-cell>
          <table:table-cell office:value-type="float" office:value="833.5" calcext:value-type="float">
            <text:p>833.5</text:p>
          </table:table-cell>
          <table:table-cell office:value-type="float" office:value="295.578244716456" calcext:value-type="float">
            <text:p>295.578244716456</text:p>
          </table:table-cell>
          <table:table-cell office:value-type="float" office:value="537.921755283544" calcext:value-type="float">
            <text:p>537.921755283544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0.17202645702018" calcext:value-type="float">
            <text:p>0.17202645702018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46240849819649" calcext:value-type="float">
            <text:p>0.00246240849819649</text:p>
          </table:table-cell>
          <table:table-cell office:value-type="float" office:value="116.48468995664" calcext:value-type="float">
            <text:p>116.48468995664</text:p>
          </table:table-cell>
          <table:table-cell office:value-type="float" office:value="167.581367305975" calcext:value-type="float">
            <text:p>167.581367305975</text:p>
          </table:table-cell>
          <table:table-cell office:value-type="float" office:value="10.0352380663736" calcext:value-type="float">
            <text:p>10.0352380663736</text:p>
          </table:table-cell>
          <table:table-cell office:value-type="float" office:value="228" calcext:value-type="float">
            <text:p>228</text:p>
          </table:table-cell>
          <table:table-cell office:value-type="float" office:value="778" calcext:value-type="float">
            <text:p>778</text:p>
          </table:table-cell>
          <table:table-cell office:value-type="float" office:value="255.898704671011" calcext:value-type="float">
            <text:p>255.898704671011</text:p>
          </table:table-cell>
          <table:table-cell office:value-type="float" office:value="522.101295328989" calcext:value-type="float">
            <text:p>522.101295328989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office:value-type="float" office:value="0.165553351386657" calcext:value-type="float">
            <text:p>0.165553351386657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24159113511102" calcext:value-type="float">
            <text:p>0.00224159113511102</text:p>
          </table:table-cell>
          <table:table-cell office:value-type="float" office:value="114.818651376846" calcext:value-type="float">
            <text:p>114.818651376846</text:p>
          </table:table-cell>
          <table:table-cell office:value-type="float" office:value="173.287552265681" calcext:value-type="float">
            <text:p>173.287552265681</text:p>
          </table:table-cell>
          <table:table-cell office:value-type="float" office:value="9.45916134642446" calcext:value-type="float">
            <text:p>9.45916134642446</text:p>
          </table:table-cell>
          <table:table-cell office:value-type="float" office:value="228" calcext:value-type="float">
            <text:p>228</text:p>
          </table:table-cell>
          <table:table-cell office:value-type="float" office:value="814" calcext:value-type="float">
            <text:p>814</text:p>
          </table:table-cell>
          <table:table-cell office:value-type="float" office:value="288.434635011049" calcext:value-type="float">
            <text:p>288.434635011049</text:p>
          </table:table-cell>
          <table:table-cell office:value-type="float" office:value="525.565364988951" calcext:value-type="float">
            <text:p>525.565364988951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0.178105124377957" calcext:value-type="float">
            <text:p>0.178105124377957</text:p>
          </table:table-cell>
          <table:table-cell office:value-type="float" office:value="0.0281310198976436" calcext:value-type="float">
            <text:p>0.0281310198976436</text:p>
          </table:table-cell>
          <table:table-cell office:value-type="float" office:value="0.00212258222639916" calcext:value-type="float">
            <text:p>0.00212258222639916</text:p>
          </table:table-cell>
          <table:table-cell office:value-type="float" office:value="123.767104139695" calcext:value-type="float">
            <text:p>123.767104139695</text:p>
          </table:table-cell>
          <table:table-cell office:value-type="float" office:value="182.723788364618" calcext:value-type="float">
            <text:p>182.723788364618</text:p>
          </table:table-cell>
          <table:table-cell office:value-type="float" office:value="9.22567404513173" calcext:value-type="float">
            <text:p>9.22567404513173</text:p>
          </table:table-cell>
          <table:table-cell office:value-type="float" office:value="228" calcext:value-type="float">
            <text:p>228</text:p>
          </table:table-cell>
          <table:table-cell office:value-type="float" office:value="810" calcext:value-type="float">
            <text:p>810</text:p>
          </table:table-cell>
          <table:table-cell office:value-type="float" office:value="266.283433450556" calcext:value-type="float">
            <text:p>266.283433450556</text:p>
          </table:table-cell>
          <table:table-cell office:value-type="float" office:value="543.716566549445" calcext:value-type="float">
            <text:p>543.716566549445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float" office:value="0.175958745699217" calcext:value-type="float">
            <text:p>0.175958745699217</text:p>
          </table:table-cell>
          <table:table-cell office:value-type="float" office:value="0.0352274400741296" calcext:value-type="float">
            <text:p>0.0352274400741296</text:p>
          </table:table-cell>
          <table:table-cell office:value-type="float" office:value="0.00218336149018614" calcext:value-type="float">
            <text:p>0.00218336149018614</text:p>
          </table:table-cell>
          <table:table-cell office:value-type="float" office:value="116.508995524294" calcext:value-type="float">
            <text:p>116.508995524294</text:p>
          </table:table-cell>
          <table:table-cell office:value-type="float" office:value="223.369222725187" calcext:value-type="float">
            <text:p>223.369222725187</text:p>
          </table:table-cell>
          <table:table-cell office:value-type="float" office:value="9.37211118284839" calcext:value-type="float">
            <text:p>9.37211118284839</text:p>
          </table:table-cell>
          <table:table-cell office:value-type="float" office:value="228" calcext:value-type="float">
            <text:p>228</text:p>
          </table:table-cell>
          <table:table-cell office:value-type="float" office:value="790.5" calcext:value-type="float">
            <text:p>790.5</text:p>
          </table:table-cell>
          <table:table-cell office:value-type="float" office:value="213.24967056767" calcext:value-type="float">
            <text:p>213.24967056767</text:p>
          </table:table-cell>
          <table:table-cell office:value-type="float" office:value="577.25032943233" calcext:value-type="float">
            <text:p>577.2503294323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float" office:value="0.178360893064945" calcext:value-type="float">
            <text:p>0.178360893064945</text:p>
          </table:table-cell>
          <table:table-cell office:value-type="float" office:value="0.0314401501836156" calcext:value-type="float">
            <text:p>0.0314401501836156</text:p>
          </table:table-cell>
          <table:table-cell office:value-type="float" office:value="0.00184404033790359" calcext:value-type="float">
            <text:p>0.00184404033790359</text:p>
          </table:table-cell>
          <table:table-cell office:value-type="float" office:value="117.139921945296" calcext:value-type="float">
            <text:p>117.139921945296</text:p>
          </table:table-cell>
          <table:table-cell office:value-type="float" office:value="194.840162452565" calcext:value-type="float">
            <text:p>194.840162452565</text:p>
          </table:table-cell>
          <table:table-cell office:value-type="float" office:value="7.7921042531415" calcext:value-type="float">
            <text:p>7.7921042531415</text:p>
          </table:table-cell>
          <table:table-cell office:value-type="float" office:value="228" calcext:value-type="float">
            <text:p>228</text:p>
          </table:table-cell>
          <table:table-cell office:value-type="float" office:value="774" calcext:value-type="float">
            <text:p>774</text:p>
          </table:table-cell>
          <table:table-cell office:value-type="float" office:value="226.227811348998" calcext:value-type="float">
            <text:p>226.227811348998</text:p>
          </table:table-cell>
          <table:table-cell office:value-type="float" office:value="547.772188651002" calcext:value-type="float">
            <text:p>547.772188651002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.177735122216268" calcext:value-type="float">
            <text:p>0.177735122216268</text:p>
          </table:table-cell>
          <table:table-cell office:value-type="float" office:value="0.033535904596312" calcext:value-type="float">
            <text:p>0.033535904596312</text:p>
          </table:table-cell>
          <table:table-cell office:value-type="float" office:value="0.00218803371205684" calcext:value-type="float">
            <text:p>0.00218803371205684</text:p>
          </table:table-cell>
          <table:table-cell office:value-type="float" office:value="122.367198898989" calcext:value-type="float">
            <text:p>122.367198898989</text:p>
          </table:table-cell>
          <table:table-cell office:value-type="float" office:value="216.66782507331" calcext:value-type="float">
            <text:p>216.66782507331</text:p>
          </table:table-cell>
          <table:table-cell office:value-type="float" office:value="9.34485531904243" calcext:value-type="float">
            <text:p>9.34485531904243</text:p>
          </table:table-cell>
          <table:table-cell office:value-type="float" office:value="228" calcext:value-type="float">
            <text:p>228</text:p>
          </table:table-cell>
          <table:table-cell office:value-type="float" office:value="806.5" calcext:value-type="float">
            <text:p>806.5</text:p>
          </table:table-cell>
          <table:table-cell office:value-type="float" office:value="230.120120708659" calcext:value-type="float">
            <text:p>230.120120708659</text:p>
          </table:table-cell>
          <table:table-cell office:value-type="float" office:value="576.379879291341" calcext:value-type="float">
            <text:p>576.379879291341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float" office:value="0.170105425068626" calcext:value-type="float">
            <text:p>0.170105425068626</text:p>
          </table:table-cell>
          <table:table-cell office:value-type="float" office:value="0.0291408376185288" calcext:value-type="float">
            <text:p>0.0291408376185288</text:p>
          </table:table-cell>
          <table:table-cell office:value-type="float" office:value="0.00224381224730549" calcext:value-type="float">
            <text:p>0.00224381224730549</text:p>
          </table:table-cell>
          <table:table-cell office:value-type="float" office:value="116.902701500874" calcext:value-type="float">
            <text:p>116.902701500874</text:p>
          </table:table-cell>
          <table:table-cell office:value-type="float" office:value="185.250697795971" calcext:value-type="float">
            <text:p>185.250697795971</text:p>
          </table:table-cell>
          <table:table-cell office:value-type="float" office:value="9.47786536341084" calcext:value-type="float">
            <text:p>9.47786536341084</text:p>
          </table:table-cell>
          <table:table-cell office:value-type="float" office:value="228" calcext:value-type="float">
            <text:p>228</text:p>
          </table:table-cell>
          <table:table-cell office:value-type="float" office:value="792" calcext:value-type="float">
            <text:p>792</text:p>
          </table:table-cell>
          <table:table-cell office:value-type="float" office:value="252.368735339744" calcext:value-type="float">
            <text:p>252.368735339744</text:p>
          </table:table-cell>
          <table:table-cell office:value-type="float" office:value="539.631264660256" calcext:value-type="float">
            <text:p>539.631264660256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0.170786621999907" calcext:value-type="float">
            <text:p>0.170786621999907</text:p>
          </table:table-cell>
          <table:table-cell office:value-type="float" office:value="0.031365672645698" calcext:value-type="float">
            <text:p>0.031365672645698</text:p>
          </table:table-cell>
          <table:table-cell office:value-type="float" office:value="0.00223761372025941" calcext:value-type="float">
            <text:p>0.00223761372025941</text:p>
          </table:table-cell>
          <table:table-cell office:value-type="float" office:value="114.585359208409" calcext:value-type="float">
            <text:p>114.585359208409</text:p>
          </table:table-cell>
          <table:table-cell office:value-type="float" office:value="196.337864562862" calcext:value-type="float">
            <text:p>196.337864562862</text:p>
          </table:table-cell>
          <table:table-cell office:value-type="float" office:value="9.25054877294244" calcext:value-type="float">
            <text:p>9.25054877294244</text:p>
          </table:table-cell>
          <table:table-cell office:value-type="float" office:value="228" calcext:value-type="float">
            <text:p>228</text:p>
          </table:table-cell>
          <table:table-cell office:value-type="float" office:value="794" calcext:value-type="float">
            <text:p>794</text:p>
          </table:table-cell>
          <table:table-cell office:value-type="float" office:value="245.826227455787" calcext:value-type="float">
            <text:p>245.826227455787</text:p>
          </table:table-cell>
          <table:table-cell office:value-type="float" office:value="548.173772544213" calcext:value-type="float">
            <text:p>548.17377254421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office:value-type="float" office:value="0.164088776179528" calcext:value-type="float">
            <text:p>0.164088776179528</text:p>
          </table:table-cell>
          <table:table-cell office:value-type="float" office:value="0.0304238002873018" calcext:value-type="float">
            <text:p>0.0304238002873018</text:p>
          </table:table-cell>
          <table:table-cell office:value-type="float" office:value="0.00231296694529483" calcext:value-type="float">
            <text:p>0.00231296694529483</text:p>
          </table:table-cell>
          <table:table-cell office:value-type="float" office:value="115.132140553684" calcext:value-type="float">
            <text:p>115.132140553684</text:p>
          </table:table-cell>
          <table:table-cell office:value-type="float" office:value="199.518507741827" calcext:value-type="float">
            <text:p>199.518507741827</text:p>
          </table:table-cell>
          <table:table-cell office:value-type="float" office:value="9.97860554058876" calcext:value-type="float">
            <text:p>9.97860554058876</text:p>
          </table:table-cell>
          <table:table-cell office:value-type="float" office:value="228" calcext:value-type="float">
            <text:p>228</text:p>
          </table:table-cell>
          <table:table-cell office:value-type="float" office:value="816" calcext:value-type="float">
            <text:p>816</text:p>
          </table:table-cell>
          <table:table-cell office:value-type="float" office:value="263.370746163901" calcext:value-type="float">
            <text:p>263.370746163901</text:p>
          </table:table-cell>
          <table:table-cell office:value-type="float" office:value="552.629253836099" calcext:value-type="float">
            <text:p>552.629253836099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0.161027453819121" calcext:value-type="float">
            <text:p>0.161027453819121</text:p>
          </table:table-cell>
          <table:table-cell office:value-type="float" office:value="0.0310651664138264" calcext:value-type="float">
            <text:p>0.0310651664138264</text:p>
          </table:table-cell>
          <table:table-cell office:value-type="float" office:value="0.00241109372542672" calcext:value-type="float">
            <text:p>0.00241109372542672</text:p>
          </table:table-cell>
          <table:table-cell office:value-type="float" office:value="112.657099677937" calcext:value-type="float">
            <text:p>112.657099677937</text:p>
          </table:table-cell>
          <table:table-cell office:value-type="float" office:value="200.046144417859" calcext:value-type="float">
            <text:p>200.046144417859</text:p>
          </table:table-cell>
          <table:table-cell office:value-type="float" office:value="10.8221251787738" calcext:value-type="float">
            <text:p>10.8221251787738</text:p>
          </table:table-cell>
          <table:table-cell office:value-type="float" office:value="228" calcext:value-type="float">
            <text:p>228</text:p>
          </table:table-cell>
          <table:table-cell office:value-type="float" office:value="809" calcext:value-type="float">
            <text:p>809</text:p>
          </table:table-cell>
          <table:table-cell office:value-type="float" office:value="257.474630725431" calcext:value-type="float">
            <text:p>257.474630725431</text:p>
          </table:table-cell>
          <table:table-cell office:value-type="float" office:value="551.525369274569" calcext:value-type="float">
            <text:p>551.525369274569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office:value-type="float" office:value="0.163672540709901" calcext:value-type="float">
            <text:p>0.163672540709901</text:p>
          </table:table-cell>
          <table:table-cell office:value-type="float" office:value="0.0283707136770243" calcext:value-type="float">
            <text:p>0.0283707136770243</text:p>
          </table:table-cell>
          <table:table-cell office:value-type="float" office:value="0.00216697581625856" calcext:value-type="float">
            <text:p>0.00216697581625856</text:p>
          </table:table-cell>
          <table:table-cell office:value-type="float" office:value="110.699062341803" calcext:value-type="float">
            <text:p>110.699062341803</text:p>
          </table:table-cell>
          <table:table-cell office:value-type="float" office:value="184.260587115465" calcext:value-type="float">
            <text:p>184.260587115465</text:p>
          </table:table-cell>
          <table:table-cell office:value-type="float" office:value="9.46643091901343" calcext:value-type="float">
            <text:p>9.46643091901343</text:p>
          </table:table-cell>
          <table:table-cell office:value-type="float" office:value="228" calcext:value-type="float">
            <text:p>228</text:p>
          </table:table-cell>
          <table:table-cell office:value-type="float" office:value="808.5" calcext:value-type="float">
            <text:p>808.5</text:p>
          </table:table-cell>
          <table:table-cell office:value-type="float" office:value="276.073919623719" calcext:value-type="float">
            <text:p>276.073919623719</text:p>
          </table:table-cell>
          <table:table-cell office:value-type="float" office:value="532.426080376281" calcext:value-type="float">
            <text:p>532.42608037628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.166126064094957" calcext:value-type="float">
            <text:p>0.166126064094957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24244120698245" calcext:value-type="float">
            <text:p>0.00224244120698245</text:p>
          </table:table-cell>
          <table:table-cell office:value-type="float" office:value="119.013261249855" calcext:value-type="float">
            <text:p>119.013261249855</text:p>
          </table:table-cell>
          <table:table-cell office:value-type="float" office:value="175.42949621963" calcext:value-type="float">
            <text:p>175.42949621963</text:p>
          </table:table-cell>
          <table:table-cell office:value-type="float" office:value="10.0205144325367" calcext:value-type="float">
            <text:p>10.0205144325367</text:p>
          </table:table-cell>
          <table:table-cell office:value-type="float" office:value="228" calcext:value-type="float">
            <text:p>228</text:p>
          </table:table-cell>
          <table:table-cell office:value-type="float" office:value="818" calcext:value-type="float">
            <text:p>818</text:p>
          </table:table-cell>
          <table:table-cell office:value-type="float" office:value="285.536728097979" calcext:value-type="float">
            <text:p>285.536728097979</text:p>
          </table:table-cell>
          <table:table-cell office:value-type="float" office:value="532.463271902021" calcext:value-type="float">
            <text:p>532.463271902021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22" calcext:value-type="float">
            <text:p>22</text:p>
          </table:table-cell>
          <table:table-cell office:value-type="float" office:value="0.170618981108955" calcext:value-type="float">
            <text:p>0.170618981108955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30060557378706" calcext:value-type="float">
            <text:p>0.00230060557378706</text:p>
          </table:table-cell>
          <table:table-cell office:value-type="float" office:value="124.700658818953" calcext:value-type="float">
            <text:p>124.700658818953</text:p>
          </table:table-cell>
          <table:table-cell office:value-type="float" office:value="183.080037895244" calcext:value-type="float">
            <text:p>183.080037895244</text:p>
          </table:table-cell>
          <table:table-cell office:value-type="float" office:value="10.4523909084452" calcext:value-type="float">
            <text:p>10.4523909084452</text:p>
          </table:table-cell>
          <table:table-cell office:value-type="float" office:value="228" calcext:value-type="float">
            <text:p>228</text:p>
          </table:table-cell>
          <table:table-cell office:value-type="float" office:value="847.5" calcext:value-type="float">
            <text:p>847.5</text:p>
          </table:table-cell>
          <table:table-cell office:value-type="float" office:value="301.266912377358" calcext:value-type="float">
            <text:p>301.266912377358</text:p>
          </table:table-cell>
          <table:table-cell office:value-type="float" office:value="546.233087622642" calcext:value-type="float">
            <text:p>546.233087622642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29" calcext:value-type="float">
            <text:p>29</text:p>
          </table:table-cell>
          <table:table-cell office:value-type="float" office:value="0.179655685463528" calcext:value-type="float">
            <text:p>0.179655685463528</text:p>
          </table:table-cell>
          <table:table-cell office:value-type="float" office:value="0.0267499965648871" calcext:value-type="float">
            <text:p>0.0267499965648871</text:p>
          </table:table-cell>
          <table:table-cell office:value-type="float" office:value="0.00227043977945127" calcext:value-type="float">
            <text:p>0.00227043977945127</text:p>
          </table:table-cell>
          <table:table-cell office:value-type="float" office:value="123.403916879857" calcext:value-type="float">
            <text:p>123.403916879857</text:p>
          </table:table-cell>
          <table:table-cell office:value-type="float" office:value="175.066768081565" calcext:value-type="float">
            <text:p>175.066768081565</text:p>
          </table:table-cell>
          <table:table-cell office:value-type="float" office:value="9.58891150765195" calcext:value-type="float">
            <text:p>9.58891150765195</text:p>
          </table:table-cell>
          <table:table-cell office:value-type="float" office:value="228" calcext:value-type="float">
            <text:p>228</text:p>
          </table:table-cell>
          <table:table-cell office:value-type="float" office:value="807" calcext:value-type="float">
            <text:p>807</text:p>
          </table:table-cell>
          <table:table-cell office:value-type="float" office:value="270.940403530926" calcext:value-type="float">
            <text:p>270.940403530926</text:p>
          </table:table-cell>
          <table:table-cell office:value-type="float" office:value="536.059596469074" calcext:value-type="float">
            <text:p>536.059596469074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float" office:value="0.172798201546258" calcext:value-type="float">
            <text:p>0.172798201546258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29996713907524" calcext:value-type="float">
            <text:p>0.00229996713907524</text:p>
          </table:table-cell>
          <table:table-cell office:value-type="float" office:value="111.712440017949" calcext:value-type="float">
            <text:p>111.712440017949</text:p>
          </table:table-cell>
          <table:table-cell office:value-type="float" office:value="164.059567098186" calcext:value-type="float">
            <text:p>164.059567098186</text:p>
          </table:table-cell>
          <table:table-cell office:value-type="float" office:value="9.29870525164815" calcext:value-type="float">
            <text:p>9.29870525164815</text:p>
          </table:table-cell>
          <table:table-cell office:value-type="float" office:value="228" calcext:value-type="float">
            <text:p>228</text:p>
          </table:table-cell>
          <table:table-cell office:value-type="float" office:value="768.5" calcext:value-type="float">
            <text:p>768.5</text:p>
          </table:table-cell>
          <table:table-cell office:value-type="float" office:value="255.429287632217" calcext:value-type="float">
            <text:p>255.429287632217</text:p>
          </table:table-cell>
          <table:table-cell office:value-type="float" office:value="513.070712367783" calcext:value-type="float">
            <text:p>513.070712367783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5" calcext:value-type="float">
            <text:p>25</text:p>
          </table:table-cell>
          <table:table-cell office:value-type="float" office:value="0.174211562594853" calcext:value-type="float">
            <text:p>0.174211562594853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34973086189604" calcext:value-type="float">
            <text:p>0.00234973086189604</text:p>
          </table:table-cell>
          <table:table-cell office:value-type="float" office:value="119.440811646938" calcext:value-type="float">
            <text:p>119.440811646938</text:p>
          </table:table-cell>
          <table:table-cell office:value-type="float" office:value="172.570413657291" calcext:value-type="float">
            <text:p>172.570413657291</text:p>
          </table:table-cell>
          <table:table-cell office:value-type="float" office:value="10.3309355654233" calcext:value-type="float">
            <text:p>10.3309355654233</text:p>
          </table:table-cell>
          <table:table-cell office:value-type="float" office:value="228" calcext:value-type="float">
            <text:p>228</text:p>
          </table:table-cell>
          <table:table-cell office:value-type="float" office:value="820.5" calcext:value-type="float">
            <text:p>820.5</text:p>
          </table:table-cell>
          <table:table-cell office:value-type="float" office:value="290.157839130347" calcext:value-type="float">
            <text:p>290.157839130347</text:p>
          </table:table-cell>
          <table:table-cell office:value-type="float" office:value="530.342160869653" calcext:value-type="float">
            <text:p>530.342160869653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float" office:value="0.180110514769347" calcext:value-type="float">
            <text:p>0.180110514769347</text:p>
          </table:table-cell>
          <table:table-cell office:value-type="float" office:value="0.031965274816923" calcext:value-type="float">
            <text:p>0.031965274816923</text:p>
          </table:table-cell>
          <table:table-cell office:value-type="float" office:value="0.00258529665843597" calcext:value-type="float">
            <text:p>0.00258529665843597</text:p>
          </table:table-cell>
          <table:table-cell office:value-type="float" office:value="122.217461653925" calcext:value-type="float">
            <text:p>122.217461653925</text:p>
          </table:table-cell>
          <table:table-cell office:value-type="float" office:value="203.932772284359" calcext:value-type="float">
            <text:p>203.932772284359</text:p>
          </table:table-cell>
          <table:table-cell office:value-type="float" office:value="10.8179224592153" calcext:value-type="float">
            <text:p>10.8179224592153</text:p>
          </table:table-cell>
          <table:table-cell office:value-type="float" office:value="228" calcext:value-type="float">
            <text:p>228</text:p>
          </table:table-cell>
          <table:table-cell office:value-type="float" office:value="793" calcext:value-type="float">
            <text:p>793</text:p>
          </table:table-cell>
          <table:table-cell office:value-type="float" office:value="228.031843602501" calcext:value-type="float">
            <text:p>228.031843602501</text:p>
          </table:table-cell>
          <table:table-cell office:value-type="float" office:value="564.968156397499" calcext:value-type="float">
            <text:p>564.968156397499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float" office:value="0.182922605753863" calcext:value-type="float">
            <text:p>0.182922605753863</text:p>
          </table:table-cell>
          <table:table-cell office:value-type="float" office:value="0.0296494779456473" calcext:value-type="float">
            <text:p>0.0296494779456473</text:p>
          </table:table-cell>
          <table:table-cell office:value-type="float" office:value="0.00236074276781167" calcext:value-type="float">
            <text:p>0.00236074276781167</text:p>
          </table:table-cell>
          <table:table-cell office:value-type="float" office:value="123.371285325806" calcext:value-type="float">
            <text:p>123.371285325806</text:p>
          </table:table-cell>
          <table:table-cell office:value-type="float" office:value="186.910171473822" calcext:value-type="float">
            <text:p>186.910171473822</text:p>
          </table:table-cell>
          <table:table-cell office:value-type="float" office:value="9.92748822894482" calcext:value-type="float">
            <text:p>9.92748822894482</text:p>
          </table:table-cell>
          <table:table-cell office:value-type="float" office:value="228" calcext:value-type="float">
            <text:p>228</text:p>
          </table:table-cell>
          <table:table-cell office:value-type="float" office:value="787" calcext:value-type="float">
            <text:p>787</text:p>
          </table:table-cell>
          <table:table-cell office:value-type="float" office:value="238.791054971427" calcext:value-type="float">
            <text:p>238.791054971427</text:p>
          </table:table-cell>
          <table:table-cell office:value-type="float" office:value="548.208945028573" calcext:value-type="float">
            <text:p>548.208945028573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5" calcext:value-type="float">
            <text:p>25</text:p>
          </table:table-cell>
          <table:table-cell office:value-type="float" office:value="0.176211969500511" calcext:value-type="float">
            <text:p>0.176211969500511</text:p>
          </table:table-cell>
          <table:table-cell office:value-type="float" office:value="0.0319379694113264" calcext:value-type="float">
            <text:p>0.0319379694113264</text:p>
          </table:table-cell>
          <table:table-cell office:value-type="float" office:value="0.00255170923914853" calcext:value-type="float">
            <text:p>0.00255170923914853</text:p>
          </table:table-cell>
          <table:table-cell office:value-type="float" office:value="122.319168018882" calcext:value-type="float">
            <text:p>122.319168018882</text:p>
          </table:table-cell>
          <table:table-cell office:value-type="float" office:value="211.835486076247" calcext:value-type="float">
            <text:p>211.835486076247</text:p>
          </table:table-cell>
          <table:table-cell office:value-type="float" office:value="11.3638761589272" calcext:value-type="float">
            <text:p>11.3638761589272</text:p>
          </table:table-cell>
          <table:table-cell office:value-type="float" office:value="228" calcext:value-type="float">
            <text:p>228</text:p>
          </table:table-cell>
          <table:table-cell office:value-type="float" office:value="822.5" calcext:value-type="float">
            <text:p>822.5</text:p>
          </table:table-cell>
          <table:table-cell office:value-type="float" office:value="248.981469745944" calcext:value-type="float">
            <text:p>248.981469745944</text:p>
          </table:table-cell>
          <table:table-cell office:value-type="float" office:value="573.518530254056" calcext:value-type="float">
            <text:p>573.51853025405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office:value-type="float" office:value="0.178515005425637" calcext:value-type="float">
            <text:p>0.178515005425637</text:p>
          </table:table-cell>
          <table:table-cell office:value-type="float" office:value="0.0384645021162318" calcext:value-type="float">
            <text:p>0.0384645021162318</text:p>
          </table:table-cell>
          <table:table-cell office:value-type="float" office:value="0.0027782720179433" calcext:value-type="float">
            <text:p>0.0027782720179433</text:p>
          </table:table-cell>
          <table:table-cell office:value-type="float" office:value="125.253725708149" calcext:value-type="float">
            <text:p>125.253725708149</text:p>
          </table:table-cell>
          <table:table-cell office:value-type="float" office:value="250.876053340773" calcext:value-type="float">
            <text:p>250.876053340773</text:p>
          </table:table-cell>
          <table:table-cell office:value-type="float" office:value="12.0191302592883" calcext:value-type="float">
            <text:p>12.0191302592883</text:p>
          </table:table-cell>
          <table:table-cell office:value-type="float" office:value="228" calcext:value-type="float">
            <text:p>228</text:p>
          </table:table-cell>
          <table:table-cell office:value-type="float" office:value="811.5" calcext:value-type="float">
            <text:p>811.5</text:p>
          </table:table-cell>
          <table:table-cell office:value-type="float" office:value="195.35109069179" calcext:value-type="float">
            <text:p>195.35109069179</text:p>
          </table:table-cell>
          <table:table-cell office:value-type="float" office:value="616.14890930821" calcext:value-type="float">
            <text:p>616.14890930821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21" calcext:value-type="float">
            <text:p>21</text:p>
          </table:table-cell>
          <table:table-cell office:value-type="float" office:value="0.187846559453954" calcext:value-type="float">
            <text:p>0.187846559453954</text:p>
          </table:table-cell>
          <table:table-cell office:value-type="float" office:value="0.0352076325557018" calcext:value-type="float">
            <text:p>0.0352076325557018</text:p>
          </table:table-cell>
          <table:table-cell office:value-type="float" office:value="0.003" calcext:value-type="float">
            <text:p>0.003</text:p>
          </table:table-cell>
          <table:table-cell office:value-type="float" office:value="132.388447597727" calcext:value-type="float">
            <text:p>132.388447597727</text:p>
          </table:table-cell>
          <table:table-cell office:value-type="float" office:value="241.046679457463" calcext:value-type="float">
            <text:p>241.046679457463</text:p>
          </table:table-cell>
          <table:table-cell office:value-type="float" office:value="13.6324115005245" calcext:value-type="float">
            <text:p>13.6324115005245</text:p>
          </table:table-cell>
          <table:table-cell office:value-type="float" office:value="228" calcext:value-type="float">
            <text:p>228</text:p>
          </table:table-cell>
          <table:table-cell office:value-type="float" office:value="843" calcext:value-type="float">
            <text:p>843</text:p>
          </table:table-cell>
          <table:table-cell office:value-type="float" office:value="227.932461444286" calcext:value-type="float">
            <text:p>227.932461444286</text:p>
          </table:table-cell>
          <table:table-cell office:value-type="float" office:value="615.067538555715" calcext:value-type="float">
            <text:p>615.067538555715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office:value-type="float" office:value="0.190949183624463" calcext:value-type="float">
            <text:p>0.190949183624463</text:p>
          </table:table-cell>
          <table:table-cell office:value-type="float" office:value="0.0381826900567759" calcext:value-type="float">
            <text:p>0.03818269005677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7.337281384646" calcext:value-type="float">
            <text:p>127.337281384646</text:p>
          </table:table-cell>
          <table:table-cell office:value-type="float" office:value="240.521251568922" calcext:value-type="float">
            <text:p>240.521251568922</text:p>
          </table:table-cell>
          <table:table-cell office:value-type="float" office:value="12.6479478604922" calcext:value-type="float">
            <text:p>12.6479478604922</text:p>
          </table:table-cell>
          <table:table-cell office:value-type="float" office:value="228" calcext:value-type="float">
            <text:p>228</text:p>
          </table:table-cell>
          <table:table-cell office:value-type="float" office:value="791" calcext:value-type="float">
            <text:p>791</text:p>
          </table:table-cell>
          <table:table-cell office:value-type="float" office:value="182.493519185939" calcext:value-type="float">
            <text:p>182.493519185939</text:p>
          </table:table-cell>
          <table:table-cell office:value-type="float" office:value="608.506480814061" calcext:value-type="float">
            <text:p>608.506480814061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27" calcext:value-type="float">
            <text:p>27</text:p>
          </table:table-cell>
          <table:table-cell office:value-type="float" office:value="0.190485284980971" calcext:value-type="float">
            <text:p>0.190485284980971</text:p>
          </table:table-cell>
          <table:table-cell office:value-type="float" office:value="0.0312749486222355" calcext:value-type="float">
            <text:p>0.0312749486222355</text:p>
          </table:table-cell>
          <table:table-cell office:value-type="float" office:value="0.00285970869440885" calcext:value-type="float">
            <text:p>0.00285970869440885</text:p>
          </table:table-cell>
          <table:table-cell office:value-type="float" office:value="133.394129450653" calcext:value-type="float">
            <text:p>133.394129450653</text:p>
          </table:table-cell>
          <table:table-cell office:value-type="float" office:value="205.967311918487" calcext:value-type="float">
            <text:p>205.967311918487</text:p>
          </table:table-cell>
          <table:table-cell office:value-type="float" office:value="12.4292787776663" calcext:value-type="float">
            <text:p>12.4292787776663</text:p>
          </table:table-cell>
          <table:table-cell office:value-type="float" office:value="228" calcext:value-type="float">
            <text:p>228</text:p>
          </table:table-cell>
          <table:table-cell office:value-type="float" office:value="816" calcext:value-type="float">
            <text:p>816</text:p>
          </table:table-cell>
          <table:table-cell office:value-type="float" office:value="236.209279853193" calcext:value-type="float">
            <text:p>236.209279853193</text:p>
          </table:table-cell>
          <table:table-cell office:value-type="float" office:value="579.790720146807" calcext:value-type="float">
            <text:p>579.790720146807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office:value-type="float" office:value="0.191903108019385" calcext:value-type="float">
            <text:p>0.191903108019385</text:p>
          </table:table-cell>
          <table:table-cell office:value-type="float" office:value="0.0314013430728309" calcext:value-type="float">
            <text:p>0.0314013430728309</text:p>
          </table:table-cell>
          <table:table-cell office:value-type="float" office:value="0.00275229886214798" calcext:value-type="float">
            <text:p>0.00275229886214798</text:p>
          </table:table-cell>
          <table:table-cell office:value-type="float" office:value="134.38575359201" calcext:value-type="float">
            <text:p>134.38575359201</text:p>
          </table:table-cell>
          <table:table-cell office:value-type="float" office:value="202.944618289211" calcext:value-type="float">
            <text:p>202.944618289211</text:p>
          </table:table-cell>
          <table:table-cell office:value-type="float" office:value="12.0058890830525" calcext:value-type="float">
            <text:p>12.0058890830525</text:p>
          </table:table-cell>
          <table:table-cell office:value-type="float" office:value="228" calcext:value-type="float">
            <text:p>228</text:p>
          </table:table-cell>
          <table:table-cell office:value-type="float" office:value="804" calcext:value-type="float">
            <text:p>804</text:p>
          </table:table-cell>
          <table:table-cell office:value-type="float" office:value="226.663739035727" calcext:value-type="float">
            <text:p>226.663739035727</text:p>
          </table:table-cell>
          <table:table-cell office:value-type="float" office:value="577.336260964273" calcext:value-type="float">
            <text:p>577.33626096427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float" office:value="0.183946488962173" calcext:value-type="float">
            <text:p>0.183946488962173</text:p>
          </table:table-cell>
          <table:table-cell office:value-type="float" office:value="0.029165208799895" calcext:value-type="float">
            <text:p>0.029165208799895</text:p>
          </table:table-cell>
          <table:table-cell office:value-type="float" office:value="0.00249270329967591" calcext:value-type="float">
            <text:p>0.00249270329967591</text:p>
          </table:table-cell>
          <table:table-cell office:value-type="float" office:value="123.01409917848" calcext:value-type="float">
            <text:p>123.01409917848</text:p>
          </table:table-cell>
          <table:table-cell office:value-type="float" office:value="186.959542774456" calcext:value-type="float">
            <text:p>186.959542774456</text:p>
          </table:table-cell>
          <table:table-cell office:value-type="float" office:value="10.8710060529244" calcext:value-type="float">
            <text:p>10.8710060529244</text:p>
          </table:table-cell>
          <table:table-cell office:value-type="float" office:value="228" calcext:value-type="float">
            <text:p>228</text:p>
          </table:table-cell>
          <table:table-cell office:value-type="float" office:value="803" calcext:value-type="float">
            <text:p>803</text:p>
          </table:table-cell>
          <table:table-cell office:value-type="float" office:value="254.155351994139" calcext:value-type="float">
            <text:p>254.155351994139</text:p>
          </table:table-cell>
          <table:table-cell office:value-type="float" office:value="548.844648005861" calcext:value-type="float">
            <text:p>548.844648005861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37" calcext:value-type="float">
            <text:p>37</text:p>
          </table:table-cell>
          <table:table-cell office:value-type="float" office:value="0.188445842131343" calcext:value-type="float">
            <text:p>0.188445842131343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57757466045518" calcext:value-type="float">
            <text:p>0.00257757466045518</text:p>
          </table:table-cell>
          <table:table-cell office:value-type="float" office:value="124.35802147825" calcext:value-type="float">
            <text:p>124.35802147825</text:p>
          </table:table-cell>
          <table:table-cell office:value-type="float" office:value="165.716629659623" calcext:value-type="float">
            <text:p>165.716629659623</text:p>
          </table:table-cell>
          <table:table-cell office:value-type="float" office:value="10.7679011667274" calcext:value-type="float">
            <text:p>10.7679011667274</text:p>
          </table:table-cell>
          <table:table-cell office:value-type="float" office:value="228" calcext:value-type="float">
            <text:p>228</text:p>
          </table:table-cell>
          <table:table-cell office:value-type="float" office:value="777" calcext:value-type="float">
            <text:p>777</text:p>
          </table:table-cell>
          <table:table-cell office:value-type="float" office:value="248.157447695399" calcext:value-type="float">
            <text:p>248.157447695399</text:p>
          </table:table-cell>
          <table:table-cell office:value-type="float" office:value="528.842552304601" calcext:value-type="float">
            <text:p>528.842552304601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.186356462971691" calcext:value-type="float">
            <text:p>0.186356462971691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0268881837095066" calcext:value-type="float">
            <text:p>0.00268881837095066</text:p>
          </table:table-cell>
          <table:table-cell office:value-type="float" office:value="126.812103959752" calcext:value-type="float">
            <text:p>126.812103959752</text:p>
          </table:table-cell>
          <table:table-cell office:value-type="float" office:value="169.866940407699" calcext:value-type="float">
            <text:p>169.866940407699</text:p>
          </table:table-cell>
          <table:table-cell office:value-type="float" office:value="11.3780700878138" calcext:value-type="float">
            <text:p>11.3780700878138</text:p>
          </table:table-cell>
          <table:table-cell office:value-type="float" office:value="228" calcext:value-type="float">
            <text:p>228</text:p>
          </table:table-cell>
          <table:table-cell office:value-type="float" office:value="802" calcext:value-type="float">
            <text:p>802</text:p>
          </table:table-cell>
          <table:table-cell office:value-type="float" office:value="265.942885544735" calcext:value-type="float">
            <text:p>265.942885544735</text:p>
          </table:table-cell>
          <table:table-cell office:value-type="float" office:value="536.057114455265" calcext:value-type="float">
            <text:p>536.057114455265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0.189653989119739" calcext:value-type="float">
            <text:p>0.189653989119739</text:p>
          </table:table-cell>
          <table:table-cell office:value-type="float" office:value="0.0292273474666677" calcext:value-type="float">
            <text:p>0.0292273474666677</text:p>
          </table:table-cell>
          <table:table-cell office:value-type="float" office:value="0.00290790909672037" calcext:value-type="float">
            <text:p>0.00290790909672037</text:p>
          </table:table-cell>
          <table:table-cell office:value-type="float" office:value="131.624944785571" calcext:value-type="float">
            <text:p>131.624944785571</text:p>
          </table:table-cell>
          <table:table-cell office:value-type="float" office:value="187.911962872093" calcext:value-type="float">
            <text:p>187.911962872093</text:p>
          </table:table-cell>
          <table:table-cell office:value-type="float" office:value="12.6212101600522" calcext:value-type="float">
            <text:p>12.6212101600522</text:p>
          </table:table-cell>
          <table:table-cell office:value-type="float" office:value="228" calcext:value-type="float">
            <text:p>228</text:p>
          </table:table-cell>
          <table:table-cell office:value-type="float" office:value="804.5" calcext:value-type="float">
            <text:p>804.5</text:p>
          </table:table-cell>
          <table:table-cell office:value-type="float" office:value="244.341882182285" calcext:value-type="float">
            <text:p>244.341882182285</text:p>
          </table:table-cell>
          <table:table-cell office:value-type="float" office:value="560.158117817715" calcext:value-type="float">
            <text:p>560.158117817715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0.187359733788354" calcext:value-type="float">
            <text:p>0.187359733788354</text:p>
          </table:table-cell>
          <table:table-cell office:value-type="float" office:value="0.0287540372290588" calcext:value-type="float">
            <text:p>0.0287540372290588</text:p>
          </table:table-cell>
          <table:table-cell office:value-type="float" office:value="0.003" calcext:value-type="float">
            <text:p>0.003</text:p>
          </table:table-cell>
          <table:table-cell office:value-type="float" office:value="129.213939297296" calcext:value-type="float">
            <text:p>129.213939297296</text:p>
          </table:table-cell>
          <table:table-cell office:value-type="float" office:value="182.023822457002" calcext:value-type="float">
            <text:p>182.023822457002</text:p>
          </table:table-cell>
          <table:table-cell office:value-type="float" office:value="12.5358825701475" calcext:value-type="float">
            <text:p>12.5358825701475</text:p>
          </table:table-cell>
          <table:table-cell office:value-type="float" office:value="228" calcext:value-type="float">
            <text:p>228</text:p>
          </table:table-cell>
          <table:table-cell office:value-type="float" office:value="796" calcext:value-type="float">
            <text:p>796</text:p>
          </table:table-cell>
          <table:table-cell office:value-type="float" office:value="244.226355675555" calcext:value-type="float">
            <text:p>244.226355675555</text:p>
          </table:table-cell>
          <table:table-cell office:value-type="float" office:value="551.773644324445" calcext:value-type="float">
            <text:p>551.773644324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20:51:14.574559079</meta:creation-date>
    <dc:date>2022-11-28T10:03:27.780919545</dc:date>
    <meta:editing-duration>PT10H18M1S</meta:editing-duration>
    <meta:editing-cycles>1</meta:editing-cycles>
    <meta:document-statistic meta:table-count="1" meta:cell-count="621" meta:object-count="0"/>
    <meta:generator>LibreOffice/7.3.6.2$Linux_X86_64 LibreOffice_project/30$Build-2</meta:generator>
  </office:meta>
</office:document-meta>
</file>